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6cm" fo:margin-bottom="0cm" style:contextual-spacing="false" fo:text-align="justify" style:justify-single-word="false" fo:orphans="0" fo:widows="0"/>
    </style:style>
    <style:style style:name="P2" style:family="paragraph" style:parent-style-name="Standard">
      <style:paragraph-properties fo:margin-left="0.018cm" fo:margin-top="0cm" fo:margin-bottom="0.005cm" style:contextual-spacing="false" fo:line-height="115%" fo:text-indent="-0.018cm" style:auto-text-indent="false"/>
    </style:style>
    <style:style style:name="P3" style:family="paragraph" style:parent-style-name="Standard">
      <style:paragraph-properties fo:margin-left="0.018cm" fo:margin-top="0cm" fo:margin-bottom="0.005cm" style:contextual-spacing="false" fo:line-height="115%" fo:text-indent="-0.018cm" style:auto-text-indent="false"/>
      <style:text-properties style:use-window-font-color="true" loext:opacity="0%" style:font-name="Calibri" fo:font-size="7.5pt" fo:font-weight="normal" style:font-size-asian="7.5pt" style:font-weight-asian="normal"/>
    </style:style>
    <style:style style:name="P4" style:family="paragraph" style:parent-style-name="Standard">
      <style:paragraph-properties fo:margin-left="0.635cm" fo:margin-top="0cm" fo:margin-bottom="0.005cm" style:contextual-spacing="false" fo:text-indent="-0.635cm" style:auto-text-indent="false"/>
    </style:style>
    <style:style style:name="P5" style:family="paragraph" style:parent-style-name="Standard">
      <style:paragraph-properties fo:margin-left="1.397cm" fo:margin-top="0cm" fo:margin-bottom="0.005cm" style:contextual-spacing="false" fo:line-height="100%" fo:text-align="justify" style:justify-single-word="false" fo:text-indent="-0.762cm" style:auto-text-indent="false"/>
    </style:style>
    <style:style style:name="P6" style:family="paragraph" style:parent-style-name="Standard">
      <style:paragraph-properties fo:margin-left="0.018cm" fo:margin-top="0cm" fo:margin-bottom="0.005cm" style:contextual-spacing="false" fo:line-height="115%" fo:text-indent="0.062cm" style:auto-text-indent="false"/>
      <style:text-properties style:use-window-font-color="true" loext:opacity="0%" style:font-name="Calibri" fo:font-size="7.5pt" fo:language="lv" fo:country="LV" fo:font-weight="normal" style:font-size-asian="7.5pt" style:font-weight-asian="normal"/>
    </style:style>
    <style:style style:name="P7" style:family="paragraph" style:parent-style-name="Standard">
      <style:paragraph-properties fo:margin-left="0.635cm" fo:margin-top="0cm" fo:margin-bottom="0.005cm" style:contextual-spacing="false" fo:line-height="100%" fo:text-align="justify" style:justify-single-word="false" fo:text-indent="-0.635cm" style:auto-text-indent="false"/>
    </style:style>
    <style:style style:name="P8" style:family="paragraph" style:parent-style-name="Standard">
      <style:paragraph-properties fo:margin-left="2.159cm" fo:margin-top="0cm" fo:margin-bottom="0.005cm" style:contextual-spacing="false" fo:line-height="100%" fo:text-align="justify" style:justify-single-word="false" fo:text-indent="-0.889cm" style:auto-text-indent="false"/>
    </style:style>
    <style:style style:name="P9" style:family="paragraph" style:parent-style-name="Standard">
      <style:paragraph-properties fo:margin-left="0.018cm" fo:margin-top="0cm" fo:margin-bottom="0.005cm" style:contextual-spacing="false" fo:line-height="115%" fo:text-indent="-0.018cm" style:auto-text-indent="false"/>
      <style:text-properties style:use-window-font-color="true" loext:opacity="0%" style:font-name="Calibri" fo:font-size="7.5pt" fo:language="lv" fo:country="LV" fo:font-weight="normal" style:font-size-asian="7.5pt" style:font-weight-asian="normal"/>
    </style:style>
    <style:style style:name="T1" style:family="text">
      <style:text-properties fo:color="#000000" loext:opacity="100%" fo:font-family="Tahoma" style:font-family-generic="roman" style:font-pitch="variable" fo:font-size="9.5pt" fo:font-weight="normal" style:font-size-asian="9.5pt" style:font-weight-asian="normal"/>
    </style:style>
    <style:style style:name="T2" style:family="text">
      <style:text-properties fo:color="#000000" loext:opacity="100%" style:font-name="Calibri" fo:font-size="9.5pt" fo:font-weight="bold" style:font-size-asian="9.5pt" style:font-weight-asian="bold"/>
    </style:style>
    <style:style style:name="T3" style:family="text">
      <style:text-properties style:use-window-font-color="true" loext:opacity="0%" style:font-name="Calibri" fo:font-size="7.5pt" fo:font-weight="normal" style:font-size-asian="7.5pt" style:font-weight-asian="normal"/>
    </style:style>
    <style:style style:name="T4" style:family="text">
      <style:text-properties style:use-window-font-color="true" loext:opacity="0%" style:font-name="Calibri" fo:font-size="7.5pt" fo:language="en" fo:country="GB" fo:font-weight="bold" style:font-size-asian="7.5pt" style:font-weight-asian="bold"/>
    </style:style>
    <style:style style:name="T5" style:family="text">
      <style:text-properties style:use-window-font-color="true" loext:opacity="0%" style:font-name="Calibri" fo:font-size="7.5pt" fo:language="lv" fo:country="LV" fo:font-weight="normal" style:font-size-asian="7.5pt" style:font-weight-asian="normal"/>
    </style:style>
    <style:style style:name="T6" style:family="text">
      <style:text-properties style:use-window-font-color="true" loext:opacity="0%" style:font-name="Calibri" fo:font-size="7.5pt" fo:language="lv" fo:country="LV" fo:font-weight="bold" style:font-size-asian="7.5pt" style:font-weight-asian="bold"/>
    </style:style>
    <style:style style:name="T7" style:family="text">
      <style:text-properties style:use-window-font-color="true" loext:opacity="0%" style:font-name="Calibri" fo:font-size="7.5pt" fo:language="en" fo:country="GB" fo:font-weight="normal" style:font-size-asian="7.5pt" style:font-weight-asian="normal"/>
    </style:style>
    <style:style style:name="T8" style:family="text">
      <style:text-properties fo:color="#000000" loext:opacity="100%" style:font-name="Calibri" fo:font-size="7.5pt" fo:language="lv" fo:country="LV" fo:font-weight="normal" style:font-size-asian="7.5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SIA JUMIS PRO PROGRAMMPRODUKTA LICENCES LĪGUMS</text:span></text:p>
      <text:p text:style-name="P2" loext:marker-style-name="T3"><text:span text:style-name="T3">Šī licence nosaka noteikumus, saskaņā ar kuriem Klients drīkst izmantot Datorprogrammas. </text:span><text:span text:style-name="T3"/></text:p>
      <text:p text:style-name="P3" loext:marker-style-name="T3"/>
      <text:p text:style-name="P4" loext:marker-style-name="T4"><text:span text:style-name="T4">1.<text:tab/>LICENCĒ LIETOTIE TERMINI </text:span><text:span text:style-name="T4"/></text:p>
      <text:p text:style-name="P5" loext:marker-style-name="T5"><text:span text:style-name="T5">1.1.<text:tab/>Pakalpojuma sniedzējs: sabiedrība ar ierobežotu atbildību Jumis Pro, adrese - Sporta iela 11, Rīga, LV-1013, reģistrācijas Nr. - 42103112933. </text:span><text:span text:style-name="T5"/></text:p>
      <text:p text:style-name="P5" loext:marker-style-name="T5"><text:span text:style-name="T5">1.2.<text:tab/>Klients: fiziska vai juridiska persona, kura uzstāda vai lieto Datorprogrammu tās rīcībā esošā Ierīcē un ir noslēgusi Pakalpojuma līgumu ar Pakalpojuma sniedzSSējs. </text:span><text:span text:style-name="T5"/></text:p>
      <text:p text:style-name="P5" loext:marker-style-name="T5"><text:span text:style-name="T5">1.3.<text:tab/>Datorprogramma: datorprogramma, datu bāze, cits ar autortiesībām aizsargāts intelektuālā īpašuma objekts, uz kuru Pakalpojuma sniedzējam pieder autora mantiskās tiesības. </text:span><text:span text:style-name="T5"/></text:p>
      <text:p text:style-name="P5" loext:marker-style-name="T5"><text:span text:style-name="T5">1.4.<text:tab/>Ierīce: dators, serveris, viedierīce un jebkura cita skaitļošanas ierīce, kura atbilst Pakalpojuma sniedzēja noteiktajām prasībām, lai tajā varētu uzstādīt un darbināt Datorprogrammu un Darba vidi veidojošās datorprogrammas. </text:span><text:span text:style-name="T5"/></text:p>
      <text:p text:style-name="P5" loext:marker-style-name="T5"><text:span text:style-name="T5">1.5.<text:tab/>Darba vide: ierīču, datorprogrammu, datortīkla infrastruktūras un citu elementu kopums, kas nepieciešams Datorprogrammu darbināšanai. <text:s/></text:span><text:span text:style-name="T5"/></text:p>
      <text:p text:style-name="P5" loext:marker-style-name="T5"><text:span text:style-name="T5">1.6.<text:tab/>Saturs: ar autortiesībām, citām intelektuālā īpašuma tiesībām vai citādi aizsargāti dati (informācija), kuru Klients apstrādā, izmantojot Datorprogrammu. </text:span><text:span text:style-name="T5"/></text:p>
      <text:p text:style-name="P5" loext:marker-style-name="T5"><text:span text:style-name="T5">1.7.<text:tab/>Pakalpojuma līgums: līgums, saskaņā ar kuru Pakalpojuma sniedzējs sniedz pakalpojumu, kura saņemšanai jāizmanto Datorprogrammas, vai pakalpojumu, kurš saistīts ar Datorprogrammām. Pakalpojuma līgums var būt noformēts gan kā starp līdzējiem noslēgts rakstisks dokuments, gan kā līdzēju vienošanās, kuru veido Pakalpojuma sniedzēja izteikts piedāvājums, kuru otrs līdzējs ir pieņēmis. Pakalpojuma līguma noteikumi var būt fiksēti gan rakstiskā dokumentā, gan ierakstos Pakalpojuma sniedzēja uzturētajās datu bāzēs. </text:span><text:span text:style-name="T5"/></text:p>
      <text:p text:style-name="P5" loext:marker-style-name="T5"><text:span text:style-name="T5">1.8.<text:tab/>Termiņš: laiks, kad Klientam ir tiesības saņemt pakalpojumu saskaņā ar Pakalpojuma līgumu. </text:span><text:span text:style-name="T5"/></text:p>
      <text:p text:style-name="P6" loext:marker-style-name="T5"/>
      <text:p text:style-name="P7" loext:marker-style-name="T6"><text:span text:style-name="T6">2.<text:tab/>DATORPROGRAMMAS UZSTĀDĪŠANA (INSTALĒŠANA) UN AKTIVIZĀCIJA </text:span><text:span text:style-name="T6"/></text:p>
      <text:p text:style-name="P5" loext:marker-style-name="T5"><text:span text:style-name="T5">2.1.<text:tab/>Pakalpojuma sniedzējs var pēc saviem ieskatiem radīt Klientam iespēju patstāvīgi lejupielādēt un uzstādīt Datorprogrammu Klienta izvēlētās Ierīcēs vai piegādāt Klientam Datorprogrammas uzstādīšanai nepieciešamās pakotnes un sniegt uzstādīšanas pakalpojumu saskaņā ar Līgumu. </text:span><text:span text:style-name="T5"/></text:p>
      <text:p text:style-name="P5" loext:marker-style-name="T5"><text:span text:style-name="T5">2.2.<text:tab/>Datorprogrammas uzstādīšana atļauta Pakalpojuma līgumā noteiktajā Ierīču skaitā. Šādi uzstādītai Datorprogrammai atļauts vienlaikus piekļūt no tik daudzām ierīcēm, cik norādīts Pakalpojuma līgumā. </text:span><text:span text:style-name="T5"/></text:p>
      <text:p text:style-name="P5" loext:marker-style-name="T5"><text:span text:style-name="T5">2.3.<text:tab/>Lai sāktu vai turpinātu lietot Datorprogrammu, Klientam var būt jāveic tās aktivizācija. Pakalpojuma sniedzējs var izmantot tehniskus līdzekļus, kuri pieprasa veikt Datorprogrammas aktivizāciju un liedz Datorprogrammas izmantošanu, ja aktivizācija nav veikta. <text:s/></text:span><text:span text:style-name="T5"/></text:p>
      <text:p text:style-name="P6" loext:marker-style-name="T5"/>
      <text:p text:style-name="P7" loext:marker-style-name="T6"><text:span text:style-name="T6">3.<text:tab/>DATORPROGRAMMAS LIETOŠANA </text:span><text:span text:style-name="T6"/></text:p>
      <text:p text:style-name="P5" loext:marker-style-name="T5"><text:span text:style-name="T5">3.1.<text:tab/>Klients drīkst darbināt uzstādīto Datorprogrammu attiecīgajās Ierīcēs atbilstoši tam lietošanas veidam, kāds izriet no Datorprogrammas īpašībām (funkcionalitātes). </text:span><text:span text:style-name="T5"/></text:p>
      <text:p text:style-name="P5" loext:marker-style-name="T5"><text:span text:style-name="T5">3.2.<text:tab/>Klients drīkst izgatavot Datorprogrammas kopijas datu drošības nolūkos. Šādas kopijas Klients drīkst izmantot tikai, lai atjaunotu Datorprogrammas lietošanas iespējas pēc tam, kad sākotnējā Datorprogrammas instalācija kļuvusi neizmantojama saistībā ar tās defektu vai attiecīgās Ierīces bojājumu, nolaupīšanu, nozaudēšanu vai bojāeju. </text:span><text:span text:style-name="T5"/></text:p>
      <text:p text:style-name="P5" loext:marker-style-name="T5"><text:span text:style-name="T5">3.3.<text:tab/>Aizliegts izmantot Datorprogrammu jebkādā veidā, kas nav tieši atļauts šajā licencē. Neierobežojot šī aizlieguma vispārīgo raksturu, ir aizliegts: </text:span><text:span text:style-name="T5"/></text:p>
      <text:p text:style-name="P8" loext:marker-style-name="T5"><text:span text:style-name="T5">3.3.1.<text:tab/>apiet Datorprogrammas tehniskās aizsardzības</text:span><text:span text:style-name="T7"> līdzekļus; </text:span></text:p>
      <text:p text:style-name="P8" loext:marker-style-name="T5"><text:span text:style-name="T5">3.3.2.<text:tab/>pavairot un multipleksēt Datorprogrammu, izmantojot termināļa pakalpojumus;</text:span><text:span text:style-name="T5"/></text:p>
      <text:p text:style-name="P8" loext:marker-style-name="T5"><text:span text:style-name="T5">3.3.3.<text:tab/>ļaut izmantot Datorprogrammu citām personām tādā veidā, kas aizvieto šīm personām nepieciešamību saņemt licenci Datorprogrammas izmantošanai (izņemot gadījumus, kad Pakalpojuma līgumā atļauts izmantot Datorprogrammu profesionālu pakalpojumu sniegšanai Klienta klientiem); </text:span><text:span text:style-name="T5"/></text:p>
      <text:p text:style-name="P8" loext:marker-style-name="T5"><text:span text:style-name="T5">3.3.4.<text:tab/>iekļaut (integrēt) Datorprogrammu plašākās sistēmās (šis noteikums neierobežo tiesības nodrošināt nepieciešamo Darba vidi); </text:span><text:span text:style-name="T5"/></text:p>
      <text:p text:style-name="P8" loext:marker-style-name="T5"><text:span text:style-name="T5">3.3.5.<text:tab/>sadalīt Datorprogrammu lietošanai vairākos datoros. </text:span><text:span text:style-name="T5"/></text:p>
      <text:p text:style-name="P9" loext:marker-style-name="T5"/>
      <text:p text:style-name="P7" loext:marker-style-name="T6"><text:span text:style-name="T6">4.<text:tab/>DATORPROGRAMMAS JAUNINĀJUMI UN VERSIJAS </text:span><text:span text:style-name="T6"/></text:p>
      <text:p text:style-name="P5" loext:marker-style-name="T5"><text:span text:style-name="T5">4.1.<text:tab/>Datorprogrammas jauninājums ir Datorprogrammas izmaiņas vai papildinājumi, kas pilnveido attiecīgo Datorprogrammas versiju. </text:span><text:span text:style-name="T5"/></text:p>
      <text:p text:style-name="P5" loext:marker-style-name="T5"><text:span text:style-name="T5">4.2.<text:tab/>Datorprogrammas versija ir jaunas Datorprogrammas pirmais izlaidums vai esošas Datorprogrammas kārtējais izlaidums, kas ietver būtiskas izmaiņas salīdzinājumā ar iepriekšējo šīs Datorprogrammas izlaidumu. <text:s/></text:span><text:span text:style-name="T5"/></text:p>
      <text:p text:style-name="P5" loext:marker-style-name="T5"><text:span text:style-name="T5">4.3.<text:tab/>Pakalpojumu var darīt pieejamus Datorprogrammas jauninājumus un jaunas versijas jebkurā laikā. </text:span><text:span text:style-name="T5"/></text:p>
      <text:p text:style-name="P5" loext:marker-style-name="T5"><text:span text:style-name="T5">4.4.<text:tab/>Termiņa laikā Klientam ir tiesības izmantot visus jauninājumus, kas paredzēti Klienta lietotajai Datorprogrammas versijai. Līdz ar jauninājumu uzstādīšanu tie kļūst par Datorprogrammas daļu, uz kuru attiecas šīs licences noteikumi. </text:span><text:span text:style-name="T5"/></text:p>
      <text:p text:style-name="P5" loext:marker-style-name="T5"><text:span text:style-name="T5">4.5.<text:tab/>Pakalpojuma sniedzējs var noteikt, ka jauninājumu uzstādīšana ir nepieciešama, lai izvairītos no noteiktiem riskiem vai neērtībām. Ja Klients nekavējoties neuzstāda Pakalpojuma sniedzēja norādīto jauninājumu, tad, turpinot lietot Datorprogrammu, Klients uzņemas visus riskus un zaudējumus, kas saistīti ar jauninājuma neizmantošanu; arī tos, par kuru iestāšanos Pakalpojuma sniedzējs Klientu nav brīdinājusi. </text:span><text:span text:style-name="T5"/></text:p>
      <text:p text:style-name="P5" loext:marker-style-name="T5"><text:span text:style-name="T5">4.6.<text:tab/>Pakalpojuma sniedzējs var katrā laikā izbeigt jauninājumu izlaišanu jebkurai Datorprogrammas versijai, paziņojot par to vismaz sešus mēnešus pirms šādas izbeigšanas. </text:span><text:span text:style-name="T5"/></text:p>
      <text:p text:style-name="P5" loext:marker-style-name="T5"><text:span text:style-name="T5">4.7.<text:tab/>Ja Termiņa laikā Pakalpojuma sniedzējs dara pieejamu jaunu Datorprogrammas versiju, tad Klienta tiesības izmantot šo Datorprogrammas versiju nosaka Pakalpojuma sniedzējs. Ja Pakalpojuma līgums ietver noteikumus par Klienta tiesībām izmantot Datorprogrammas jaunākās versijas, tad ir piemērojami Pakalpojuma līguma noteikumi. </text:span><text:span text:style-name="T5"/></text:p>
      <text:p text:style-name="P6" loext:marker-style-name="T5"/>
      <text:p text:style-name="P7" loext:marker-style-name="T6"><text:span text:style-name="T6">5.<text:tab/>DATORPROGRAMMAS LIETOŠANA PĒC TERMIŅA </text:span><text:span text:style-name="T6"/></text:p>
      <text:p text:style-name="P5" loext:marker-style-name="T5"><text:span text:style-name="T5">5.1.<text:tab/>Pēc Termiņa Klientam ir tiesības turpināt lietot to Datorprogrammas versiju (Datorprogrammu un tās jauninājumus), kura bija uzstādīta Klienta Ierīcēs, Termiņam beidzoties. Pēc Termiņa beigām Klientam nav pieejami Datorprogrammas jauninājumi, kuri nav uzstādīti, pat ja tos bija iespējams uzstādīt pirms Termiņa beigām. </text:span><text:span text:style-name="T5"/></text:p>
      <text:p text:style-name="P5" loext:marker-style-name="T5"><text:span text:style-name="T5">5.2.<text:tab/>Ja Datorprogramma paredzēta, lai Klients varētu izmantot pakalpojumu saskaņā ar Pakalpojuma līgumu, tad pēc Termiņa beigām šādas Datorprogrammas lietošana var būt neiespējama vai nelietderīga. </text:span><text:span text:style-name="T5"/></text:p>
      <text:p text:style-name="P6" loext:marker-style-name="T5"/>
      <text:p text:style-name="P7" loext:marker-style-name="T6"><text:span text:style-name="T6">6.<text:tab/>LICENCES IZMAIŅAS </text:span><text:span text:style-name="T6"/></text:p>
      <text:p text:style-name="P5" loext:marker-style-name="T5"><text:span text:style-name="T5">6.1.<text:tab/>Klientam ir tiesības nodot šo licenci citai personai tikai tad, ja tas noteikts Pakalpojuma līgumā.</text:span><text:span text:style-name="T5"/></text:p>
      <text:p text:style-name="P5" loext:marker-style-name="T5"><text:span text:style-name="T5">6.2.<text:tab/>Nododot licenci citai personai, Klientam ir pienākums nodrošināt, lai Klienta vietā Pakalpojuma līgumā stātos šī persona, pārņemot Klienta tiesības un saistības, kuras izriet no Pakalpojuma līguma. Līdz ar šīs personas stāšanos Klienta vietā šī persona stājas Klienta vietā arī šajā licencē un Klients zaudē visas tiesības lietot Datorprogrammu, ciktāl tās saistītas ar attiecīgo Pakalpojuma līgumu. Klients saglabā tiesības lietot Datorprogrammu tikai tad, ja tās pastāv saistībā ar citu Pakalpojuma līgumu, kurš joprojām ir spēkā starp Klientu un Pakalpojuma sniedzēju. </text:span><text:span text:style-name="T5"/></text:p>
      <text:p text:style-name="P5" loext:marker-style-name="T8"><text:span text:style-name="T5">6.3.<text:tab/>Pakalpojuma sniedzējam </text:span><text:span text:style-name="T8">ir tiesības nodot no šīs licences izrietošās tiesības un pienākumus citai personai, kura stājas </text:span><text:span text:style-name="T5">Pakalpojuma sniedzēja</text:span><text:span text:style-name="T8"> vietā no šīs licences izrietošajās attiecībās. Par nodošanu </text:span><text:span text:style-name="T5">Pakalpojuma sniedzējs </text:span><text:span text:style-name="T8">paziņo Klientam, un attiecīgās tiesības un pienākumi ir spēkā starp Klientu un </text:span><text:span text:style-name="T5">Pakalpojuma sniedzēja</text:span><text:span text:style-name="T8"> norādīto pārņēmēju no brīža, kad </text:span><text:span text:style-name="T5">Pakalpojuma sniedzējs</text:span><text:span text:style-name="T8"> paziņojis Klientam, vai no vēlāka datuma, kas norādīts </text:span><text:span text:style-name="T5">Pakalpojuma sniedzēja</text:span><text:span text:style-name="T8"> paziņojumā. </text:span><text:span text:style-name="T5">Pakalpojuma sniedzējam</text:span><text:span text:style-name="T8"> ir tiesības mainīt šīs licences noteikumus, paziņojot Klientam izmaiņas vismaz 14 dienas pirms to stāšanās spēkā.</text:span></text:p>
      <text:p text:style-name="P5" loext:marker-style-name="T8"><text:soft-page-break/><text:span text:style-name="T8">6.4.<text:tab/>Ja Klients nevēlas izmantot Datorprogrammas pēc </text:span><text:span text:style-name="T5">Pakalpojuma sniedzēja</text:span><text:span text:style-name="T8"> tiesību un pienākumu nodošanas citai personai vai licences noteikumu izmaiņām, tad Klients var izbeigt Pakalpojuma līgumu atbilstoši tā noteikumiem un izbeigt Datorprogrammu lietošanu.</text:span></text:p>
      <text:p text:style-name="P5" loext:marker-style-name="T5"><text:span text:style-name="T5">6.5.<text:tab/>Pakalpojuma sniedzējam ir tiesības atsaukt šo licenci, ja Klients pārkāpj tās noteikumus un Pakalpojuma sniedzēja norādītā termiņā nenovērš pārkāpumu un tā sekas tādā veidā, kas apmierina Pakalpojuma sniedzēju. Licence zaudē spēku brīdī, kad Pakalpojuma sniedzējs paziņo Klientam par licences atsaukšanu.</text:span><text:span text:style-name="T5"/></text:p>
      <text:p text:style-name="P9" loext:marker-style-name="T5"/>
      <text:p text:style-name="P7" loext:marker-style-name="T6"><text:span text:style-name="T6">7.<text:tab/>INTELEKTUĀLĀ ĪPAŠUMA TIESĪBAS </text:span><text:span text:style-name="T6"/></text:p>
      <text:p text:style-name="P5" loext:marker-style-name="T5"><text:span text:style-name="T5">7.1.<text:tab/>Šī licence dod Klientam ierobežotas un neekskluzīvas tiesības uzstādīt un lietot Datorprogrammu. Šī licence nedod Klientam tiesības ne uz Datorprogrammu, ne uz kādu tās daļu. Pakalpojuma sniedzējs patur visas īpašuma, intelektuālā īpašuma un citas tiesības, kas tai ir attiecībā uz Datorprogrammu. </text:span><text:span text:style-name="T5"/></text:p>
      <text:p text:style-name="P5" loext:marker-style-name="T5"><text:span text:style-name="T5">7.2.<text:tab/>Pakalpojuma sniedzējam uz šīs licences pamata nerodas nekādas tiesības uz Datorprogrammā apstrādāto Saturu. <text:s/></text:span><text:span text:style-name="T5"/></text:p>
      <text:p text:style-name="P5" loext:marker-style-name="T5"><text:span text:style-name="T5">7.3.<text:tab/>Klienta pienākums ir nodrošināt Satura apstrādes tiesiskumu. Klienta attiecības ar personām, kurām ir tiesības uz Saturu, regulē normatīvie akti un darījumi starp Klientu un šīm personām, ja tādi ir noslēgti. Ja personas, kurām ir tiesības uz Saturu, ceļ prasības pret Pakalpojuma sniedzēju saistībā ar Satura apstrādi, tad Klientam ir pienākums atlīdzināt Pakalpojuma sniedzējam visus izdevumus, kas saistīti ar šādām prasībām. </text:span><text:span text:style-name="T5"/></text:p>
      <text:p text:style-name="P6" loext:marker-style-name="T5"/>
      <text:p text:style-name="P7" loext:marker-style-name="T6"><text:span text:style-name="T6">8.<text:tab/>GARANTIJAS </text:span><text:span text:style-name="T6"/></text:p>
      <text:p text:style-name="P5" loext:marker-style-name="T5"><text:span text:style-name="T5">8.1.<text:tab/>Sākot lietot Datorprogrammu, Klients apliecina, ka pirms tās lietošanas ir iepazinies ar Datorprogrammu tādā apmērā, kādā uzskata par nepieciešamu un pietiekamu. Klients piekrīt, ka Pakalpojuma sniedzējs dara pieejamu Datorprogrammu bez jebkādiem tieši izteiktiem vai noprotamiem apgalvojumiem par tās īpašībām, par piemērotību noteiktam mērķim vai atbilstību noteiktām vajadzībām. <text:s/></text:span><text:span text:style-name="T5"/></text:p>
      <text:p text:style-name="P5" loext:marker-style-name="T5"><text:span text:style-name="T5">8.2.<text:tab/>Klients piekrīt lietot Datorprogrammu tādu, kāda tā ir, un apzinoties, ka tajā var būt kļūdas, kuru dēļ Datorprogramma var nedarboties vai var darboties kļūdaini. Klients piekrīt - ja Datorprogramma neatbilst Klienta vajadzībām, tad vienīgā Klientam pieejamā kompensācija ir iespēja izbeigt Datorprogrammas lietošanu un ar to saistīto Pakalpojuma līgumu un atgūt samaksāto un neizmantoto atlīdzību, ja atlīdzības atgūšanu nosaka Pakalpojuma līgums. </text:span><text:span text:style-name="T5"/></text:p>
      <text:p text:style-name="P5" loext:marker-style-name="T5"><text:span text:style-name="T5">8.3.<text:tab/>Sākot lietot Datorprogrammu, Klients apņemas neizmantot Datorprogrammu tādā veidā, kas var izraisīt likuma pārkāpumu vai jebkuras personas tiesību vai likumisko interešu aizskārumu. Klients atlīdzina Pakalpojuma sniedzējam visus izdevumus un zaudējumus, kas Pakalpojuma sniedzējam rodas tādēļ, ka Klients izmanto Datorprogrammu tādā veidā, kas pārkāpj likumu vai aizskar jebkuras personas tiesības vai tiesiskās intereses. </text:span><text:span text:style-name="T5"/></text:p>
      <text:p text:style-name="P5" loext:marker-style-name="T5"><text:span text:style-name="T5">8.4.<text:tab/>Par Klienta darbībām tiek uzskatītas arī darbības, kuras ar Klienta rīcībā esošajā Ierīcē uzstādīto Datorprogrammu veic citas personas, pildot Klienta uzdevumus vai rīkojoties Klienta vārdā vai Klienta interesēs, vai rīkojoties saskaņā ar Klienta pilnvarojumu, vai vedot Klienta lietas neuzdotas lietvedības ietvaros. </text:span><text:span text:style-name="T5"/></text:p>
      <text:p text:style-name="P5" loext:marker-style-name="T5"><text:span text:style-name="T5">8.5.<text:tab/>Par Klienta darbībām tiek uzskatītas arī darbības, kuras ar Datorprogrammu veic citas personas, ja tās šo darbību veikšanai izmanto Klientam saskaņā ar Pakalpojuma līgumu piešķirtos lietotāja kontus vai Klienta vajadzībām izveidotās Datorprogrammas instalācijas. </text:span><text:span text:style-name="T5"/></text:p>
      <text:p text:style-name="P5" loext:marker-style-name="T5"><text:span text:style-name="T5">8.6.<text:tab/>Klientam ir pienākums nodrošināt, ka Datorprogramma tiek izmantota Klienta vajadzībām vai Klienta interesēs tikai saskaņā ar šīs licences un Klienta noslēgtā Pakalpojuma līguma noteikumiem. Neierobežojot šī pienākuma vispārīgo raksturu, Klientam jo īpaši ir pienākums nodrošināt, ka Klienta vajadzībām netiek veidotas Datorprogrammas instalācijas, kuras pārsniedz Pakalpojuma līgumā atļauto instalāciju skaitu. </text:span><text:span text:style-name="T5"/></text:p>
      <text:p text:style-name="P5" loext:marker-style-name="T5"><text:span text:style-name="T5">8.7.<text:tab/>Vislielākajā apmērā, kāds pieļaujams saskaņā ar piemērojamiem normatīvajiem aktiem, Klients atsakās no jebkādiem prasījumiem pret Pakalpojuma sniedzēju, tās darbiniekiem, apakšuzņēmējiem, piegādātājiem, konsultantiem, amatpersonām, dalībniekiem, īpašniekiem un jebkuru citu personu saistībā ar kaitējumu, tiešiem, netiešiem un nejaušiem zaudējumiem, izdevumiem, neērtībām, kaitējumu reputācijai, gan esošu, gan tādu, kas varētu rasties saistībā ar Datorprogrammas izmantošanu, Datorprogrammas izmantošanas vai darbības traucējumiem vai pārtraukumiem, vai lietošanas neiespējamību, Datorprogrammas neatbilstošu vai kļūdainu darbību, Datorprogrammas izmantošanas gaitā apstrādāto vai glabāto datu zudumu. Atteikšanās no prasībām ir spēkā neatkarīgi no tā, kāds ir minēto notikumu cēlonis, un neatkarīgi no tā, vai šie notikumi ir izraisīti tīši vai netīši un vai tos ir izraisījusi jebkuras personas darbība vai bezdarbība, vai tie notikuši dabisku procesu (gan paredzamu, gan neparedzamu) rezultātā. Gadījumos, kad Klienta atteikšanās no prasījumiem nav spēkā, Pakalpojuma sniedzēja atbildība par visiem Klienta zaudējumiem, kaitējumu, izdevumiem un neērtībām ir ierobežota ar 30 procentiem no maksājumiem, kurus Klients faktiski samaksājis Pakalpojuma sniedzējam par Pakalpojumu līgumā noteikto pakalpojumu sniegšanu pēdējo 12 mēnešu laikā pirms dienas, kad celta prasība pret Pakalpojuma sniedzēju. </text:span><text:span text:style-name="T5"/></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8T18:36:43.193663900</meta:creation-date>
    <dc:date>2025-06-28T18:39:01.650062000</dc:date>
    <meta:editing-duration>PT2M18S</meta:editing-duration>
    <meta:editing-cycles>1</meta:editing-cycles>
    <meta:document-statistic meta:table-count="0" meta:image-count="0" meta:object-count="0" meta:page-count="2" meta:paragraph-count="53" meta:word-count="1557" meta:character-count="12569" meta:non-whitespace-character-count="11013"/>
    <meta:generator>LibreOffice/25.2.4.3$Windows_X86_64 LibreOffice_project/33e196637044ead23f5c3226cde09b47731f7e27</meta:generator>
  </office:meta>
</office:document-meta>
</file>